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  <style:font-face style:name="Courier New" svg:font-family="Courier New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4pt" style:font-size-asian="14pt" style:font-size-complex="14pt"/>
    </style:style>
    <style:style style:name="T2_2" style:family="text">
      <style:text-properties fo:font-size="14pt" style:font-size-asian="14pt" style:font-size-complex="14pt"/>
    </style:style>
    <style:style style:name="T2_3" style:family="text">
      <style:text-properties fo:font-size="14pt" style:font-size-asian="14pt" style:font-size-complex="14pt"/>
    </style:style>
    <style:style style:name="T2_4" style:family="text">
      <style:text-properties fo:font-size="14pt" style:font-size-asian="14pt" style:font-size-complex="14pt"/>
    </style:style>
    <style:style style:name="T2_5" style:family="text">
      <style:text-properties fo:font-size="14pt" style:font-size-asian="14pt" style:font-size-complex="14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4pt" style:font-size-asian="14pt" style:font-size-complex="14pt"/>
    </style:style>
    <style:style style:name="T3_2" style:family="text">
      <style:text-properties fo:font-size="14pt" style:font-size-asian="14pt" style:font-size-complex="14pt"/>
    </style:style>
    <style:style style:name="T3_3" style:family="text">
      <style:text-properties fo:font-size="14pt" style:font-size-asian="14pt" style:font-size-complex="14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4pt" style:font-size-asian="14pt" style:font-size-complex="14pt"/>
    </style:style>
    <style:style style:name="T4_2" style:family="text">
      <style:text-properties fo:font-size="14pt" style:font-size-asian="14pt" style:font-size-complex="14pt"/>
    </style:style>
    <style:style style:name="T4_3" style:family="text">
      <style:text-properties fo:font-size="14pt" style:font-size-asian="14pt" style:font-size-complex="14pt"/>
    </style:style>
    <style:style style:name="T4_4" style:family="text">
      <style:text-properties fo:font-size="14pt" style:font-size-asian="14pt" style:font-size-complex="14pt"/>
    </style:style>
    <style:style style:name="T4_5" style:family="text">
      <style:text-properties fo:font-size="14pt" style:font-size-asian="14pt" style:font-size-complex="14pt"/>
    </style:style>
    <style:style style:name="T4_6" style:family="text">
      <style:text-properties fo:font-size="14pt" style:font-size-asian="14pt" style:font-size-complex="14pt"/>
    </style:style>
    <style:style style:name="P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Calibri" fo:font-size="14pt" style:font-name-asian="Calibri" style:font-size-asian="14pt" style:font-name-complex="Calibri" style:font-size-complex="14pt" fo:font-weight="normal" style:font-weight-asian="normal" style:font-weight-complex="normal" style:text-underline-style="none"/>
    </style:style>
    <style:style style:name="P8" style:family="paragraph" style:parent-style-name="Heading_20_1">
      <style:paragraph-properties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4pt" style:font-size-asian="14pt" style:font-size-complex="14pt"/>
    </style:style>
    <style:style style:name="T9_2" style:family="text">
      <style:text-properties fo:font-size="14pt" style:font-size-asian="14pt" style:font-size-complex="14pt"/>
    </style:style>
    <style:style style:name="T9_3" style:family="text">
      <style:text-properties fo:font-size="14pt" style:font-size-asian="14pt" style:font-size-complex="14pt"/>
    </style:style>
    <style:style style:name="T9_4" style:family="text">
      <style:text-properties fo:font-size="14pt" style:font-size-asian="14pt" style:font-size-complex="14pt"/>
    </style:style>
    <style:style style:name="T9_5" style:family="text">
      <style:text-properties fo:font-size="14pt" style:font-size-asian="14pt" style:font-size-complex="14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4pt" style:font-size-asian="14pt" style:font-size-complex="14pt"/>
    </style:style>
    <style:style style:name="T10_2" style:family="text">
      <style:text-properties fo:font-size="14pt" style:font-size-asian="14pt" style:font-size-complex="14pt"/>
    </style:style>
    <style:style style:name="T10_3" style:family="text">
      <style:text-properties fo:font-size="14pt" style:font-size-asian="14pt" style:font-size-complex="14pt"/>
    </style:style>
    <style:style style:name="T10_4" style:family="text">
      <style:text-properties fo:font-size="14pt" style:font-size-asian="14pt" style:font-size-complex="14pt"/>
    </style:style>
    <style:style style:name="T10_5" style:family="text">
      <style:text-properties fo:font-size="14pt" style:font-size-asian="14pt" style:font-size-complex="14pt"/>
    </style:style>
    <style:style style:name="T10_6" style:family="text">
      <style:text-properties fo:font-size="14pt" style:font-size-asian="14pt" style:font-size-complex="14pt"/>
    </style:style>
    <style:style style:name="T10_7" style:family="text">
      <style:text-properties fo:font-size="14pt" style:font-size-asian="14pt" style:font-size-complex="14pt"/>
    </style:style>
    <style:style style:name="T10_8" style:family="text">
      <style:text-properties fo:font-size="14pt" style:font-size-asian="14pt" style:font-size-complex="14pt"/>
    </style:style>
    <style:style style:name="T10_9" style:family="text">
      <style:text-properties fo:font-size="14pt" style:font-size-asian="14pt" style:font-size-complex="14pt"/>
    </style:style>
    <style:style style:name="T10_10" style:family="text">
      <style:text-properties fo:font-size="14pt" style:font-size-asian="14pt" style:font-size-complex="14pt"/>
    </style:style>
    <style:style style:name="T10_11" style:family="text">
      <style:text-properties fo:font-size="14pt" style:font-size-asian="14pt" style:font-size-complex="14pt"/>
    </style:style>
    <style:style style:name="T10_12" style:family="text">
      <style:text-properties fo:font-size="14pt" style:font-size-asian="14pt" style:font-size-complex="14pt"/>
    </style:style>
    <style:style style:name="T10_13" style:family="text">
      <style:text-properties fo:font-size="14pt" style:font-size-asian="14pt" style:font-size-complex="14pt"/>
    </style:style>
    <style:style style:name="T10_14" style:family="text">
      <style:text-properties fo:font-size="14pt" style:font-size-asian="14pt" style:font-size-complex="14pt"/>
    </style:style>
    <style:style style:name="T10_15" style:family="text">
      <style:text-properties fo:font-size="14pt" style:font-size-asian="14pt" style:font-size-complex="14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ize="14pt" style:font-size-asian="14pt" style:font-size-complex="14pt"/>
    </style:style>
    <style:style style:name="T11_2" style:family="text">
      <style:text-properties fo:font-size="14pt" style:font-size-asian="14pt" style:font-size-complex="14pt"/>
    </style:style>
    <style:style style:name="T11_3" style:family="text">
      <style:text-properties fo:font-size="14pt" style:font-size-asian="14pt" style:font-size-complex="14pt"/>
    </style:style>
    <style:style style:name="T11_4" style:family="text">
      <style:text-properties fo:font-size="14pt" style:font-size-asian="14pt" style:font-size-complex="14pt"/>
    </style:style>
    <style:style style:name="T11_5" style:family="text">
      <style:text-properties fo:font-size="14pt" style:font-size-asian="14pt" style:font-size-complex="14pt"/>
    </style:style>
    <style:style style:name="T11_6" style:family="text">
      <style:text-properties fo:font-size="14pt" style:font-size-asian="14pt" style:font-size-complex="14pt"/>
    </style:style>
    <style:style style:name="T11_7" style:family="text">
      <style:text-properties fo:font-size="14pt" style:font-size-asian="14pt" style:font-size-complex="14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14pt" style:font-size-asian="14pt" style:font-size-complex="14pt"/>
    </style:style>
    <style:style style:name="T12_2" style:family="text">
      <style:text-properties fo:font-size="14pt" style:font-size-asian="14pt" style:font-size-complex="14pt"/>
    </style:style>
    <style:style style:name="T12_3" style:family="text">
      <style:text-properties fo:font-size="14pt" style:font-size-asian="14pt" style:font-size-complex="14pt"/>
    </style:style>
    <style:style style:name="T12_4" style:family="text">
      <style:text-properties fo:font-size="14pt" style:font-size-asian="14pt" style:font-size-complex="14pt"/>
    </style:style>
    <style:style style:name="T12_5" style:family="text">
      <style:text-properties fo:font-size="14pt" style:font-size-asian="14pt" style:font-size-complex="14pt"/>
    </style:style>
    <style:style style:name="T12_6" style:family="text">
      <style:text-properties fo:font-size="14pt" style:font-size-asian="14pt" style:font-size-complex="14pt"/>
    </style:style>
    <style:style style:name="T12_7" style:family="text">
      <style:text-properties fo:font-size="14pt" style:font-size-asian="14pt" style:font-size-complex="14pt"/>
    </style:style>
    <style:style style:name="T12_8" style:family="text">
      <style:text-properties fo:font-size="14pt" style:font-size-asian="14pt" style:font-size-complex="14pt"/>
    </style:style>
    <style:style style:name="T12_9" style:family="text">
      <style:text-properties fo:font-size="14pt" style:font-size-asian="14pt" style:font-size-complex="14pt"/>
    </style:style>
    <style:style style:name="T12_10" style:family="text">
      <style:text-properties fo:font-size="14pt" style:font-size-asian="14pt" style:font-size-complex="14pt"/>
    </style:style>
    <style:style style:name="T12_11" style:family="text">
      <style:text-properties fo:font-size="14pt" style:font-size-asian="14pt" style:font-size-complex="14pt"/>
    </style:style>
    <style:style style:name="T12_12" style:family="text">
      <style:text-properties fo:font-size="14pt" style:font-size-asian="14pt" style:font-size-complex="14pt"/>
    </style:style>
    <style:style style:name="T12_13" style:family="text">
      <style:text-properties fo:font-size="14pt" style:font-size-asian="14pt" style:font-size-complex="14pt"/>
    </style:style>
    <style:style style:name="T12_14" style:family="text">
      <style:text-properties fo:font-size="14pt" style:font-size-asian="14pt" style:font-size-complex="14pt"/>
    </style:style>
    <style:style style:name="T12_15" style:family="text">
      <style:text-properties fo:font-size="14pt" style:font-size-asian="14pt" style:font-size-complex="14pt"/>
    </style:style>
    <style:style style:name="T12_16" style:family="text">
      <style:text-properties fo:font-size="14pt" style:font-size-asian="14pt" style:font-size-complex="14pt"/>
    </style:style>
    <style:style style:name="T12_17" style:family="text">
      <style:text-properties fo:font-size="14pt" style:font-size-asian="14pt" style:font-size-complex="14pt"/>
    </style:style>
    <style:style style:name="T12_18" style:family="text">
      <style:text-properties fo:font-size="14pt" style:font-size-asian="14pt" style:font-size-complex="14pt"/>
    </style:style>
    <style:style style:name="T12_19" style:family="text">
      <style:text-properties fo:font-size="14pt" style:font-size-asian="14pt" style:font-size-complex="14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4pt" style:font-size-asian="14pt" style:font-size-complex="14pt"/>
    </style:style>
    <style:style style:name="T13_2" style:family="text">
      <style:text-properties fo:font-size="14pt" style:font-size-asian="14pt" style:font-size-complex="14pt"/>
    </style:style>
    <style:style style:name="T13_3" style:family="text">
      <style:text-properties fo:font-size="14pt" style:font-size-asian="14pt" style:font-size-complex="14pt"/>
    </style:style>
    <style:style style:name="T13_4" style:family="text">
      <style:text-properties fo:font-size="14pt" style:font-size-asian="14pt" style:font-size-complex="14pt"/>
    </style:style>
    <style:style style:name="T13_5" style:family="text">
      <style:text-properties fo:font-size="14pt" style:font-size-asian="14pt" style:font-size-complex="14pt"/>
    </style:style>
    <style:style style:name="T13_6" style:family="text">
      <style:text-properties fo:font-size="14pt" style:font-size-asian="14pt" style:font-size-complex="14pt"/>
    </style:style>
    <style:style style:name="P1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5" style:family="paragraph" style:parent-style-name="Heading_20_1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4pt" style:font-size-asian="14pt" style:font-size-complex="14pt"/>
    </style:style>
    <style:style style:name="T16_2" style:family="text">
      <style:text-properties fo:font-size="14pt" style:font-size-asian="14pt" style:font-size-complex="14pt"/>
    </style:style>
    <style:style style:name="T16_3" style:family="text">
      <style:text-properties fo:font-size="14pt" style:font-size-asian="14pt" style:font-size-complex="14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ize="14pt" style:font-size-asian="14pt" style:font-size-complex="14pt"/>
    </style:style>
    <style:style style:name="T17_2" style:family="text">
      <style:text-properties fo:font-size="14pt" style:font-size-asian="14pt" style:font-size-complex="14pt"/>
    </style:style>
    <style:style style:name="T17_3" style:family="text">
      <style:text-properties fo:font-size="14pt" style:font-size-asian="14pt" style:font-size-complex="14pt"/>
    </style:style>
    <style:style style:name="T17_4" style:family="text">
      <style:text-properties fo:font-size="14pt" style:font-size-asian="14pt" style:font-size-complex="14pt"/>
    </style:style>
    <style:style style:name="T17_5" style:family="text">
      <style:text-properties fo:font-size="14pt" style:font-size-asian="14pt" style:font-size-complex="14pt"/>
    </style:style>
    <style:style style:name="T17_6" style:family="text">
      <style:text-properties fo:font-size="14pt" style:font-size-asian="14pt" style:font-size-complex="14pt"/>
    </style:style>
    <style:style style:name="T17_7" style:family="text">
      <style:text-properties fo:font-size="14pt" style:font-size-asian="14pt" style:font-size-complex="14pt"/>
    </style:style>
    <style:style style:name="T17_8" style:family="text">
      <style:text-properties fo:font-size="14pt" style:font-size-asian="14pt" style:font-size-complex="14pt"/>
    </style:style>
    <style:style style:name="T17_9" style:family="text">
      <style:text-properties fo:font-size="14pt" style:font-size-asian="14pt" style:font-size-complex="14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4pt" style:font-size-asian="14pt" style:font-size-complex="14pt"/>
    </style:style>
    <style:style style:name="T18_2" style:family="text">
      <style:text-properties fo:font-size="14pt" style:font-size-asian="14pt" style:font-size-complex="14pt"/>
    </style:style>
    <style:style style:name="T18_3" style:family="text">
      <style:text-properties fo:font-size="14pt" style:font-size-asian="14pt" style:font-size-complex="14pt"/>
    </style:style>
    <style:style style:name="T18_4" style:family="text">
      <style:text-properties fo:font-size="14pt" style:font-size-asian="14pt" style:font-size-complex="14pt"/>
    </style:style>
    <style:style style:name="T18_5" style:family="text">
      <style:text-properties fo:font-size="14pt" style:font-size-asian="14pt" style:font-size-complex="14pt"/>
    </style:style>
    <style:style style:name="T18_6" style:family="text">
      <style:text-properties fo:font-size="14pt" style:font-size-asian="14pt" style:font-size-complex="14pt"/>
    </style:style>
    <style:style style:name="T18_7" style:family="text">
      <style:text-properties fo:font-size="14pt" style:font-size-asian="14pt" style:font-size-complex="14pt"/>
    </style:style>
    <style:style style:name="T18_8" style:family="text">
      <style:text-properties fo:font-size="14pt" style:font-size-asian="14pt" style:font-size-complex="14pt"/>
    </style:style>
    <style:style style:name="T18_9" style:family="text">
      <style:text-properties fo:font-size="14pt" style:font-size-asian="14pt" style:font-size-complex="14pt"/>
    </style:style>
    <style:style style:name="T18_10" style:family="text">
      <style:text-properties fo:font-size="14pt" style:font-size-asian="14pt" style:font-size-complex="14pt"/>
    </style:style>
    <style:style style:name="T18_11" style:family="text">
      <style:text-properties fo:font-size="14pt" style:font-size-asian="14pt" style:font-size-complex="14pt"/>
    </style:style>
    <style:style style:name="T18_12" style:family="text">
      <style:text-properties fo:font-size="14pt" style:font-size-asian="14pt" style:font-size-complex="14pt"/>
    </style:style>
    <style:style style:name="T18_13" style:family="text">
      <style:text-properties fo:font-size="14pt" style:font-size-asian="14pt" style:font-size-complex="14pt"/>
    </style:style>
    <style:style style:name="T18_14" style:family="text">
      <style:text-properties fo:font-size="14pt" style:font-size-asian="14pt" style:font-size-complex="14pt"/>
    </style:style>
    <style:style style:name="T18_15" style:family="text">
      <style:text-properties fo:font-size="14pt" style:font-size-asian="14pt" style:font-size-complex="14pt"/>
    </style:style>
    <style:style style:name="T18_16" style:family="text">
      <style:text-properties fo:font-size="14pt" style:font-size-asian="14pt" style:font-size-complex="14pt"/>
    </style:style>
    <style:style style:name="T18_17" style:family="text">
      <style:text-properties fo:font-size="14pt" style:font-size-asian="14pt" style:font-size-complex="14pt"/>
    </style:style>
    <style:style style:name="T18_18" style:family="text">
      <style:text-properties fo:font-size="14pt" style:font-size-asian="14pt" style:font-size-complex="14pt"/>
    </style:style>
    <style:style style:name="T18_19" style:family="text">
      <style:text-properties fo:font-size="14pt" style:font-size-asian="14pt" style:font-size-complex="14pt"/>
    </style:style>
    <style:style style:name="P1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</office:automatic-styles>
  <office:body>
    <office:text>
      <text:h text:style-name="P1" text:outline-level="10"><text:span text:style-name="T1_1">Einleitung</text:span></text:h>
      <text:p text:style-name="P2"><text:span text:style-name="T2_1">Willkommen</text:span><text:span text:style-name="T2_2"><text:s/>-&gt;<text:s/></text:span><text:span text:style-name="T2_3">Altstadt</text:span><text:span text:style-name="T2_4"><text:s/></text:span><text:span text:style-name="T2_5">Stockholms</text:span></text:p>
      <text:p text:style-name="P3"><text:span text:style-name="T3_1">Stadtbezirk</text:span><text:span text:style-name="T3_2"><text:s/></text:span><text:span text:style-name="T3_3">Södermalm</text:span></text:p>
      <text:p text:style-name="P4"><text:span text:style-name="T4_1">Hier</text:span><text:span text:style-name="T4_2"><text:s/></text:span><text:span text:style-name="T4_3">hat</text:span><text:span text:style-name="T4_4"><text:s/></text:span><text:span text:style-name="T4_5">es</text:span><text:span text:style-name="T4_6">:</text:span></text:p>
      <text:list text:style-name="LS1" xml:id="list0">
        <text:list-item>
          <text:p text:style-name="P5"><text:span text:style-name="T5_1">Schloss</text:span><text:span text:style-name="T5_2"><text:s/>=&gt;<text:s/></text:span><text:span text:style-name="T5_3">Nicodemus</text:span><text:span text:style-name="T5_4"><text:s/></text:span><text:span text:style-name="T5_5">Tessin</text:span><text:span text:style-name="T5_6"><text:s/>=&gt;<text:s/></text:span><text:span text:style-name="T5_7">Walä</text:span></text:p>
        </text:list-item>
        <text:list-item>
          <text:p text:style-name="P6"><text:span text:style-name="T6_1">2<text:s/></text:span><text:span text:style-name="T6_2">Kirchen</text:span><text:span text:style-name="T6_3"><text:s/>=&gt;<text:s/></text:span><text:span text:style-name="T6_4">Storkyrkan</text:span><text:span text:style-name="T6_5">,<text:s/>13</text:span><text:span text:style-name="T6_6">JH</text:span><text:span text:style-name="T6_7"><text:s text:c="2"/></text:span><text:span text:style-name="T6_8">und</text:span><text:span text:style-name="T6_9"><text:s/></text:span><text:span text:style-name="T6_10">Tyska</text:span><text:span text:style-name="T6_11"><text:s/></text:span><text:span text:style-name="T6_12">kyrkan</text:span><text:span text:style-name="T6_13">(</text:span><text:span text:style-name="T6_14">DE</text:span><text:span text:style-name="T6_15">),<text:s/>16<text:s/></text:span><text:span text:style-name="T6_16">JH</text:span></text:p>
        </text:list-item>
        <text:list-item>
          <text:p text:style-name="P7"><text:span text:style-name="T7_1">Mittelalter</text:span><text:span text:style-name="T7_2"><text:s/></text:span><text:span text:style-name="T7_3">Plastik</text:span><text:span text:style-name="T7_4"><text:s/></text:span><text:span text:style-name="T7_5">des</text:span><text:span text:style-name="T7_6"><text:s/></text:span><text:span text:style-name="T7_7">St</text:span><text:span text:style-name="T7_8">.<text:s/></text:span><text:span text:style-name="T7_9">Georg</text:span><text:span text:style-name="T7_10"><text:s/></text:span><text:span text:style-name="T7_11">mit</text:span><text:span text:style-name="T7_12"><text:s/></text:span><text:span text:style-name="T7_13">dem</text:span><text:span text:style-name="T7_14"><text:s/></text:span><text:span text:style-name="T7_15">Drachen</text:span><text:span text:style-name="T7_16"><text:s/></text:span><text:span text:style-name="T7_17">kämpfend</text:span><text:span text:style-name="T7_18"><text:s/>(</text:span><text:span text:style-name="T7_19">Bernt</text:span><text:span text:style-name="T7_20"><text:s/></text:span><text:span text:style-name="T7_21">Notke</text:span><text:span text:style-name="T7_22">),<text:s/>15</text:span><text:span text:style-name="T7_23">JH</text:span></text:p>
        </text:list-item>
      </text:list>
      <text:h text:style-name="P8" text:outline-level="10"><text:span text:style-name="T8_1">Geschichte</text:span></text:h>
      <text:p text:style-name="P9"><text:span text:style-name="T9_1">Früher</text:span><text:span text:style-name="T9_2"><text:s/></text:span><text:span text:style-name="T9_3">alles</text:span><text:span text:style-name="T9_4"><text:s/></text:span><text:span text:style-name="T9_5">Stockholm</text:span></text:p>
      <text:p text:style-name="P10"><text:span text:style-name="T10_1">Erste</text:span><text:span text:style-name="T10_2"><text:s/></text:span><text:span text:style-name="T10_3">Häuser</text:span><text:span text:style-name="T10_4"><text:s/></text:span><text:span text:style-name="T10_5">im</text:span><text:span text:style-name="T10_6"><text:s/>13<text:s/></text:span><text:span text:style-name="T10_7">JH</text:span><text:span text:style-name="T10_8"><text:s/>=&gt;<text:s/></text:span><text:span text:style-name="T10_9">im</text:span><text:span text:style-name="T10_10"><text:s/></text:span><text:span text:style-name="T10_11">Schutz</text:span><text:span text:style-name="T10_12"><text:s/></text:span><text:span text:style-name="T10_13">der</text:span><text:span text:style-name="T10_14"><text:s/></text:span><text:span text:style-name="T10_15">Burg</text:span></text:p>
      <text:p text:style-name="P11"><text:span text:style-name="T11_1">Mittelalter</text:span><text:span text:style-name="T11_2"><text:s/>=&gt;<text:s/></text:span><text:span text:style-name="T11_3">Stadtmauer</text:span><text:span text:style-name="T11_4"><text:s/><text:tab/></text:span><text:span text:style-name="T11_5">Baugrunderweiterung</text:span><text:span text:style-name="T11_6"><text:s/>=&gt;<text:s/></text:span><text:span text:style-name="T11_7">Aufschüttung</text:span></text:p>
      <text:p text:style-name="P12"><text:span text:style-name="T12_1">Verherender</text:span><text:span text:style-name="T12_2"><text:s/></text:span><text:span text:style-name="T12_3">Brand</text:span><text:span text:style-name="T12_4"><text:s/>1625<text:s/>=&gt;<text:s/></text:span><text:span text:style-name="T12_5">SW</text:span><text:span text:style-name="T12_6"><text:s/></text:span><text:span text:style-name="T12_7">zerstört</text:span><text:span text:style-name="T12_8"><text:s/>=&gt;<text:s/></text:span><text:span text:style-name="T12_9">neue</text:span><text:span text:style-name="T12_10"><text:s/></text:span><text:span text:style-name="T12_11">Strassen</text:span><text:span text:style-name="T12_12"><text:s/>(</text:span><text:span text:style-name="T12_13">gerade</text:span><text:span text:style-name="T12_14">),<text:s/></text:span><text:span text:style-name="T12_15">Nygatan</text:span><text:span text:style-name="T12_16"><text:s/>+<text:s/></text:span><text:span text:style-name="T12_17">Lilla</text:span><text:span text:style-name="T12_18"><text:s/></text:span><text:span text:style-name="T12_19">Nygatan</text:span></text:p>
      <text:p text:style-name="P13"><text:span text:style-name="T13_1">17</text:span><text:span text:style-name="T13_2">JH</text:span><text:span text:style-name="T13_3"><text:s/></text:span><text:span text:style-name="T13_4">Stadtmauern</text:span><text:span text:style-name="T13_5"><text:s/></text:span><text:span text:style-name="T13_6">abreissen</text:span><text:bookmark-start text:name="id.0e554ca2b8fc"/><text:bookmark-end text:name="id.0e554ca2b8fc"/></text:p>
      <text:p text:style-name="P14"/>
      <text:h text:style-name="P15" text:outline-level="10"><text:span text:style-name="T15_1">Gebäude</text:span><text:span text:style-name="T15_2"><text:s/></text:span><text:span text:style-name="T15_3">Allgemein</text:span></text:h>
      <text:p text:style-name="P16"><text:span text:style-name="T16_1">Mittelalterliche</text:span><text:span text:style-name="T16_2"><text:s/></text:span><text:span text:style-name="T16_3">Kellergewölbe</text:span></text:p>
      <text:p text:style-name="P17"><text:span text:style-name="T17_1">Reich</text:span><text:span text:style-name="T17_2"><text:s/></text:span><text:span text:style-name="T17_3">verzierte</text:span><text:span text:style-name="T17_4"><text:s/></text:span><text:span text:style-name="T17_5">Deckenbalken</text:span><text:span text:style-name="T17_6">,<text:s/></text:span><text:span text:style-name="T17_7">meist</text:span><text:span text:style-name="T17_8"><text:s/>17.<text:s/></text:span><text:span text:style-name="T17_9">JH</text:span></text:p>
      <text:p text:style-name="P18"><text:span text:style-name="T18_1">Hochklassige</text:span><text:span text:style-name="T18_2"><text:s/></text:span><text:span text:style-name="T18_3">Innenausstattungen</text:span><text:span text:style-name="T18_4"><text:s/></text:span><text:span text:style-name="T18_5">im</text:span><text:span text:style-name="T18_6"><text:s/></text:span><text:span text:style-name="T18_7">Rokokostil</text:span><text:span text:style-name="T18_8"><text:s/></text:span><text:span text:style-name="T18_9">oder</text:span><text:span text:style-name="T18_10"><text:s/></text:span><text:span text:style-name="T18_11">überbordende</text:span><text:span text:style-name="T18_12"><text:s/></text:span><text:span text:style-name="T18_13">Dekorationen</text:span><text:span text:style-name="T18_14"><text:s/></text:span><text:span text:style-name="T18_15">aus</text:span><text:span text:style-name="T18_16"><text:s/></text:span><text:span text:style-name="T18_17">dem</text:span><text:span text:style-name="T18_18"><text:s/>19.<text:s/></text:span><text:span text:style-name="T18_19">JH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  <style:font-face style:name="Courier New" svg:font-family="Courier New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cm" style:writing-mode="lr-tb"/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06cm" style:writing-mode="lr-tb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15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15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244cm" fo:text-align="start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1.244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926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1.24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1.244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926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1.24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1.244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926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